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Text_20_body">
      <style:text-properties officeooo:paragraph-rsid="00016bfd"/>
    </style:style>
    <style:style style:name="P2" style:family="paragraph" style:parent-style-name="Text_20_body">
      <style:text-properties officeooo:paragraph-rsid="00087814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</style:style>
    <style:style style:name="P4" style:family="paragraph" style:parent-style-name="Text_20_body">
      <style:text-properties officeooo:paragraph-rsid="0004ef65"/>
    </style:style>
    <style:style style:name="P5" style:family="paragraph" style:parent-style-name="Text_20_body">
      <style:paragraph-properties fo:padding="0.049cm" fo:border="0.06pt solid #e3e3e3"/>
    </style:style>
    <style:style style:name="P6" style:family="paragraph" style:parent-style-name="Text_20_body">
      <style:text-properties officeooo:rsid="0007b271" officeooo:paragraph-rsid="0007b271"/>
    </style:style>
    <style:style style:name="P7" style:family="paragraph" style:parent-style-name="Text_20_body">
      <style:text-properties officeooo:paragraph-rsid="0007b271"/>
    </style:style>
    <style:style style:name="P8" style:family="paragraph" style:parent-style-name="Heading_20_1">
      <style:text-properties officeooo:paragraph-rsid="00016bfd"/>
    </style:style>
    <style:style style:name="P9" style:family="paragraph" style:parent-style-name="Heading_20_2">
      <style:text-properties officeooo:rsid="0003395d" officeooo:paragraph-rsid="0003395d"/>
    </style:style>
    <style:style style:name="P10" style:family="paragraph" style:parent-style-name="Heading_20_2">
      <style:text-properties officeooo:paragraph-rsid="00087814"/>
    </style:style>
    <style:style style:name="P11" style:family="paragraph" style:parent-style-name="Heading_20_3">
      <style:paragraph-properties fo:padding="0.049cm" fo:border="0.06pt solid #e3e3e3"/>
    </style:style>
    <style:style style:name="P12" style:family="paragraph" style:parent-style-name="Text_20_body">
      <style:text-properties fo:font-variant="normal" fo:text-transform="none" fo:color="#0d0d0d" loext:opacity="100%" style:font-name="S hne" fo:font-size="12pt" fo:letter-spacing="normal" fo:font-style="normal" fo:font-weight="normal"/>
    </style:style>
    <style:style style:name="P13" style:family="paragraph" style:parent-style-name="Text_20_body">
      <style:text-properties fo:font-variant="normal" fo:text-transform="none" fo:color="#0d0d0d" loext:opacity="100%" style:font-name="S hne" fo:font-size="12pt" fo:letter-spacing="normal" fo:font-style="normal" fo:font-weight="normal" officeooo:paragraph-rsid="0004ef65"/>
    </style:style>
    <style:style style:name="P14" style:family="paragraph" style:parent-style-name="Text_20_body">
      <style:text-properties fo:font-variant="normal" fo:text-transform="none" fo:color="#0d0d0d" loext:opacity="100%" style:font-name="S hne" fo:font-size="12pt" fo:letter-spacing="normal" fo:font-style="normal" fo:font-weight="normal" officeooo:rsid="0007b271" officeooo:paragraph-rsid="0007b271"/>
    </style:style>
    <style:style style:name="P15" style:family="paragraph" style:parent-style-name="Text_20_body">
      <style:text-properties fo:font-variant="normal" fo:text-transform="none" fo:color="#0d0d0d" loext:opacity="100%" style:font-name="S hne" fo:font-size="12pt" fo:letter-spacing="normal" fo:font-style="normal" fo:font-weight="normal" officeooo:paragraph-rsid="0007b271"/>
    </style:style>
    <style:style style:name="P16" style:family="paragraph" style:parent-style-name="Text_20_body">
      <style:text-properties fo:font-variant="normal" fo:text-transform="none" fo:color="#0d0d0d" loext:opacity="100%" style:font-name="S hne" fo:font-size="12pt" fo:letter-spacing="normal" fo:font-style="normal" fo:font-weight="normal" officeooo:paragraph-rsid="00087814"/>
    </style:style>
    <style:style style:name="P17" style:family="paragraph" style:parent-style-name="Text_20_body" style:list-style-name="L1">
      <style:paragraph-properties fo:padding="0.049cm" fo:border="0.06pt solid #e3e3e3"/>
    </style:style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P20" style:family="paragraph" style:parent-style-name="Text_20_body" style:list-style-name="L4"/>
    <style:style style:name="P21" style:family="paragraph" style:parent-style-name="Text_20_body" style:list-style-name="L5"/>
    <style:style style:name="P22" style:family="paragraph" style:parent-style-name="Text_20_body">
      <style:text-properties officeooo:paragraph-rsid="000b0bbd"/>
    </style:style>
    <style:style style:name="P23" style:family="paragraph" style:parent-style-name="Text_20_body">
      <style:text-properties officeooo:rsid="000c3813" officeooo:paragraph-rsid="000c3813"/>
    </style:style>
    <style:style style:name="P24" style:family="paragraph" style:parent-style-name="Text_20_body" style:list-style-name="L6"/>
    <style:style style:name="P25" style:family="paragraph" style:parent-style-name="Text_20_body">
      <style:paragraph-properties fo:margin-left="0cm" fo:margin-right="0cm" fo:orphans="2" fo:widows="2" fo:text-indent="0cm" style:auto-text-indent="false"/>
    </style:style>
    <style:style style:name="P26" style:family="paragraph" style:parent-style-name="Text_20_body">
      <style:text-properties officeooo:rsid="000d97dc" officeooo:paragraph-rsid="000d97dc"/>
    </style:style>
    <style:style style:name="P27" style:family="paragraph" style:parent-style-name="Text_20_body" style:list-style-name="L7">
      <style:paragraph-properties fo:margin-top="0cm" fo:margin-bottom="0cm" style:contextual-spacing="false" fo:padding="0.049cm" fo:border="0.06pt solid #e3e3e3"/>
    </style:style>
    <style:style style:name="P28" style:family="paragraph" style:parent-style-name="Text_20_body" style:list-style-name="L7">
      <style:paragraph-properties fo:padding="0.049cm" fo:border="0.06pt solid #e3e3e3"/>
    </style:style>
    <style:style style:name="P29" style:family="paragraph" style:parent-style-name="Text_20_body" style:list-style-name="L8">
      <style:paragraph-properties fo:margin-top="0cm" fo:margin-bottom="0cm" style:contextual-spacing="false" fo:padding="0.049cm" fo:border="0.06pt solid #e3e3e3"/>
    </style:style>
    <style:style style:name="P30" style:family="paragraph" style:parent-style-name="Text_20_body" style:list-style-name="L8">
      <style:paragraph-properties fo:padding="0.049cm" fo:border="0.06pt solid #e3e3e3"/>
    </style:style>
    <style:style style:name="T1" style:family="text">
      <style:text-properties officeooo:rsid="00016bfd"/>
    </style:style>
    <style:style style:name="T2" style:family="text">
      <style:text-properties fo:font-variant="normal" fo:text-transform="none" fo:color="#0d0d0d" loext:opacity="100%" style:font-name="S hne" fo:font-size="12pt" fo:letter-spacing="normal" fo:font-style="normal" fo:font-weight="normal"/>
    </style:style>
    <style:style style:name="T3" style:family="text">
      <style:text-properties fo:font-variant="normal" fo:text-transform="none" fo:color="#0d0d0d" loext:opacity="100%" style:font-name="S hne" fo:font-size="12pt" fo:letter-spacing="normal" fo:font-style="normal" fo:font-weight="normal" officeooo:rsid="0007b271"/>
    </style:style>
    <style:style style:name="T4" style:family="text">
      <style:text-properties fo:font-variant="normal" fo:text-transform="none" fo:color="#0d0d0d" loext:opacity="100%" style:font-name="S hne" fo:font-size="12pt" fo:letter-spacing="normal" fo:font-style="normal" fo:font-weight="normal" loext:padding="0.049cm" loext:border="0.06pt solid #e3e3e3"/>
    </style:style>
    <style:style style:name="T5" style:family="text">
      <style:text-properties fo:font-variant="normal" fo:text-transform="none" fo:color="#0d0d0d" loext:opacity="100%" style:font-name="S hne" fo:font-size="16pt" fo:letter-spacing="normal" fo:font-style="normal" fo:font-weight="bold" officeooo:rsid="0007b271" style:font-size-asian="16pt" style:font-weight-asian="bold" style:font-size-complex="16pt" style:font-weight-complex="bold"/>
    </style:style>
    <style:style style:name="T6" style:family="text">
      <style:text-properties fo:font-variant="normal" fo:text-transform="none" fo:color="#0d0d0d" loext:opacity="100%" fo:letter-spacing="normal"/>
    </style:style>
    <style:style style:name="T7" style:family="text">
      <style:text-properties fo:font-variant="normal" fo:text-transform="none" fo:color="#0d0d0d" loext:opacity="100%" fo:font-size="12pt" fo:letter-spacing="normal" fo:font-style="normal" fo:font-weight="normal"/>
    </style:style>
    <style:style style:name="T8" style:family="text">
      <style:text-properties fo:font-variant="normal" fo:text-transform="none" fo:color="#0d0d0d" loext:opacity="100%" fo:font-size="12pt" fo:letter-spacing="normal" fo:font-style="normal" fo:font-weight="normal" loext:padding="0.049cm" loext:border="0.06pt solid #e3e3e3"/>
    </style:style>
    <style:style style:name="T9" style:family="text">
      <style:text-properties fo:font-variant="normal" fo:text-transform="none" fo:color="#0d0d0d" loext:opacity="100%" fo:font-size="12pt" fo:letter-spacing="normal" fo:font-style="normal" fo:font-weight="bold" style:font-weight-asian="bold" style:font-weight-complex="bold" loext:padding="0.049cm" loext:border="0.06pt solid #e3e3e3"/>
    </style:style>
    <style:style style:name="T10" style:family="text">
      <style:text-properties fo:font-variant="normal" fo:text-transform="none" fo:color="#0d0d0d" loext:opacity="100%" fo:font-size="12pt" fo:letter-spacing="normal" fo:font-style="normal" fo:font-weight="bold" officeooo:rsid="0003395d" style:font-weight-asian="bold" style:font-weight-complex="bold" loext:padding="0.049cm" loext:border="0.06pt solid #e3e3e3"/>
    </style:style>
    <style:style style:name="T11" style:family="text">
      <style:text-properties fo:font-variant="normal" fo:text-transform="none" fo:color="#0d0d0d" loext:opacity="100%" style:font-name="Liberation Serif" fo:font-size="12pt" fo:letter-spacing="normal" fo:font-style="normal" fo:font-weight="normal"/>
    </style:style>
    <style:style style:name="T12" style:family="text">
      <style:text-properties fo:font-variant="normal" fo:text-transform="none" fo:color="#0d0d0d" loext:opacity="100%" style:font-name="Liberation Serif" fo:font-size="12pt" fo:letter-spacing="normal" fo:font-style="normal" fo:font-weight="normal" loext:padding="0.049cm" loext:border="0.06pt solid #e3e3e3"/>
    </style:style>
    <style:style style:name="T13" style:family="text">
      <style:text-properties fo:font-variant="normal" fo:text-transform="none" fo:color="#0d0d0d" loext:opacity="100%" style:font-name="Liberation Serif" fo:font-size="12pt" fo:letter-spacing="normal" fo:font-style="normal" fo:font-weight="normal" officeooo:rsid="000d5018"/>
    </style:style>
    <style:style style:name="T14" style:family="text">
      <style:text-properties fo:font-variant="normal" fo:text-transform="none" fo:color="#0d0d0d" loext:opacity="100%" style:font-name="Liberation Serif" fo:font-size="12pt" fo:letter-spacing="normal" fo:font-style="normal" fo:font-weight="normal" officeooo:rsid="000d97dc"/>
    </style:style>
    <style:style style:name="T15" style:family="text">
      <style:text-properties fo:font-variant="normal" fo:text-transform="none" fo:color="#0d0d0d" loext:opacity="100%" style:font-name="Liberation Serif" fo:font-size="12pt" fo:letter-spacing="normal" fo:font-style="normal" fo:font-weight="normal" officeooo:rsid="000ed36a"/>
    </style:style>
    <style:style style:name="T16" style:family="text">
      <style:text-properties fo:font-variant="normal" fo:text-transform="none" fo:color="#0d0d0d" loext:opacity="100%" style:font-name="Liberation Serif" fo:font-size="12pt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0d0d0d" loext:opacity="100%" style:font-name="Liberation Serif" fo:font-size="12pt" fo:letter-spacing="normal" fo:font-style="normal" fo:font-weight="bold" style:font-weight-asian="bold" style:font-weight-complex="bold" loext:padding="0.049cm" loext:border="0.06pt solid #e3e3e3"/>
    </style:style>
    <style:style style:name="T18" style:family="text">
      <style:text-properties fo:font-variant="normal" fo:text-transform="none" fo:color="#0d0d0d" loext:opacity="100%" style:font-name="Liberation Serif" fo:font-size="12pt" fo:letter-spacing="normal" fo:font-style="normal" fo:font-weight="bold" officeooo:rsid="000d5018" style:font-weight-asian="bold" style:font-weight-complex="bold"/>
    </style:style>
    <style:style style:name="T19" style:family="text">
      <style:text-properties fo:font-variant="normal" fo:text-transform="none" fo:color="#0d0d0d" loext:opacity="100%" style:font-name="Liberation Serif" fo:font-size="12pt" fo:letter-spacing="normal" fo:font-style="normal" fo:font-weight="bold" officeooo:rsid="000ed36a" style:font-weight-asian="bold" style:font-weight-complex="bold"/>
    </style:style>
    <style:style style:name="T20" style:family="text">
      <style:text-properties fo:font-variant="normal" fo:text-transform="none" fo:color="#0d0d0d" loext:opacity="100%" style:font-name="Liberation Serif" fo:font-size="16pt" fo:letter-spacing="normal" fo:font-style="normal" fo:font-weight="normal" officeooo:rsid="000d5018" style:font-size-asian="16pt" style:font-size-complex="16pt"/>
    </style:style>
    <style:style style:name="T21" style:family="text">
      <style:text-properties fo:font-variant="normal" fo:text-transform="none" fo:color="#0d0d0d" loext:opacity="100%" style:font-name="Liberation Serif" fo:font-size="16pt" fo:letter-spacing="normal" fo:font-style="normal" fo:font-weight="normal" officeooo:rsid="000d97dc" style:font-size-asian="16pt" style:font-size-complex="16pt"/>
    </style:style>
    <style:style style:name="T22" style:family="text">
      <style:text-properties fo:font-variant="normal" fo:text-transform="none" fo:color="#0d0d0d" loext:opacity="100%" style:font-name="Liberation Serif" fo:font-size="16pt" fo:letter-spacing="normal" fo:font-style="normal" fo:font-weight="bold" officeooo:rsid="000d5018" style:font-size-asian="16pt" style:font-weight-asian="bold" style:font-size-complex="16pt" style:font-weight-complex="bold"/>
    </style:style>
    <style:style style:name="T23" style:family="text">
      <style:text-properties fo:font-variant="normal" fo:text-transform="none" fo:color="#0d0d0d" loext:opacity="100%" style:font-name="Liberation Serif" fo:font-size="16pt" fo:letter-spacing="normal" fo:font-style="normal" fo:font-weight="bold" officeooo:rsid="000d97dc" style:font-size-asian="16pt" style:font-weight-asian="bold" style:font-size-complex="16pt" style:font-weight-complex="bold"/>
    </style:style>
    <style:style style:name="T24" style:family="text">
      <style:text-properties fo:font-variant="normal" fo:text-transform="none" fo:color="#0d0d0d" loext:opacity="100%" style:font-name="Liberation Serif" fo:font-size="16pt" fo:letter-spacing="normal" fo:font-style="normal" fo:font-weight="bold" officeooo:rsid="000ed36a" style:font-size-asian="16pt" style:font-weight-asian="bold" style:font-size-complex="16pt" style:font-weight-complex="bold"/>
    </style:style>
    <style:style style:name="T25" style:family="text">
      <style:text-properties loext:padding="0.049cm" loext:border="0.06pt solid #e3e3e3"/>
    </style:style>
    <style:style style:name="T26" style:family="text">
      <style:text-properties fo:font-weight="bold" style:font-weight-asian="bold" style:font-weight-complex="bold" loext:padding="0.049cm" loext:border="0.06pt solid #e3e3e3"/>
    </style:style>
    <style:style style:name="T27" style:family="text">
      <style:text-properties fo:font-weight="bold" officeooo:rsid="00016bfd" style:font-weight-asian="bold" style:font-weight-complex="bold"/>
    </style:style>
    <style:style style:name="T28" style:family="text">
      <style:text-properties fo:font-weight="bold" officeooo:rsid="0004ef65" style:font-weight-asian="bold" style:font-weight-complex="bold"/>
    </style:style>
    <style:style style:name="T29" style:family="text">
      <style:text-properties officeooo:rsid="0004ef65"/>
    </style:style>
    <style:style style:name="T30" style:family="text">
      <style:text-properties fo:font-size="16pt" fo:font-weight="bold" officeooo:rsid="00016bfd" style:font-size-asian="16pt" style:font-weight-asian="bold" style:font-size-complex="16pt" style:font-weight-complex="bold"/>
    </style:style>
    <style:style style:name="T31" style:family="text">
      <style:text-properties officeooo:rsid="00087814"/>
    </style:style>
    <style:style style:name="T32" style:family="text">
      <style:text-properties officeooo:rsid="000b0bbd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fo:font-weight="bold" style:font-weight-asian="bold" style:font-weight-complex="bold" loext:padding="0.049cm" loext:border="0.06pt solid #e3e3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span text:style-name="T27">Aprenda Git e Github em 3 dias (2024)</text:span><text:span text:style-name="T1"><text:line-break/></text:span></text:h>
      <text:h text:style-name="Heading_20_2" text:outline-level="2"><text:span text:style-name="T1"><text:line-break/></text:span><text:span text:style-name="T30">Aula 08:</text:span><text:span text:style-name="T1"><text:line-break/></text:span></text:h>
      <text:p text:style-name="P1"><text:span text:style-name="T2">O comando </text:span><text:span text:style-name="Source_20_Text"><text:span text:style-name="T26">git init</text:span></text:span><text:span text:style-name="T6"> </text:span><text:span text:style-name="T2">é utilizado para iniciar um novo repositório Git local. Ele cria um novo subdiretório chamado </text:span><text:span text:style-name="Source_20_Text"><text:span text:style-name="T25">.git</text:span></text:span><text:span text:style-name="T6"> </text:span><text:span text:style-name="T2">no diretório atual, que contém todos os metadados necessários para o gerenciamento das versões do projeto. Após executar </text:span><text:span text:style-name="Source_20_Text"><text:span text:style-name="T26">git init</text:span></text:span><text:span text:style-name="T2">, você pode começar a adicionar arquivos ao repositório e usar outros comandos Git para rastrear suas alterações.</text:span></text:p>
      <text:p text:style-name="Text_20_body"><text:span text:style-name="T2"><text:line-break/>O comando </text:span><text:span text:style-name="Source_20_Text"><text:span text:style-name="T9">git status</text:span></text:span><text:span text:style-name="T2"> mostra o estado atual do repositório Git em que você está trabalhando. Ele informa sobre arquivos que foram modificados, adicionados, mas ainda não commitados, e arquivos que o Git está rastreando mas que não foram modificados. Esse comando ajuda a entender quais mudanças estão pendentes e a planejar os próximos passos, como commits.</text:span></text:p>
      <text:h text:style-name="Heading_20_2" text:outline-level="2">Aula 09:<text:line-break/></text:h>
      <text:p text:style-name="P3"><text:span text:style-name="T2">O comando </text:span><text:span text:style-name="Source_20_Text"><text:span text:style-name="T26">git add &lt;file&gt;</text:span></text:span><text:span text:style-name="T6"> </text:span><text:span text:style-name="T2">adiciona um arquivo específico ao staging area, preparando-o para o próximo commit. Já </text:span><text:span text:style-name="Source_20_Text"><text:span text:style-name="T26">git add .</text:span></text:span><text:span text:style-name="T6"> </text:span><text:span text:style-name="T2">adiciona todos os arquivos modificados no diretório atual e subdiretórios ao staging area, incluindo novos arquivos e modificações, preparando-os também para o commit.</text:span></text:p>
      <text:p text:style-name="P3"><text:span text:style-name="T2"><text:line-break/>O comando </text:span><text:span text:style-name="Source_20_Text"><text:span text:style-name="T9">git rm –</text:span></text:span><text:span text:style-name="Source_20_Text"><text:span text:style-name="T10">cached </text:span></text:span><text:span text:style-name="Source_20_Text"><text:span text:style-name="T9">&lt;file&gt;</text:span></text:span><text:span text:style-name="T2"> remove um arquivo do diretório de trabalho e do índice (staging area), marcando-o para exclusão no próximo commit.</text:span></text:p>
      <text:h text:style-name="P9" text:outline-level="2">Aula 10:<text:line-break/></text:h>
      <text:p text:style-name="Text_20_body"><text:span text:style-name="T2">O comando </text:span><text:span text:style-name="Source_20_Text"><text:span text:style-name="T26">git commit -m "message"</text:span></text:span><text:span text:style-name="T6"> </text:span><text:span text:style-name="T2">cria um novo commit com as alterações adicionadas ao staging area, incluindo a mensagem de commit especificada entre as aspas para descrever as mudanças realizadas.</text:span></text:p>
      <text:p text:style-name="P12"/>
      <text:p text:style-name="P12"/>
      <text:h text:style-name="Heading_20_2" text:outline-level="2"><text:soft-page-break/>Aula 11:<text:line-break/><text:line-break/><text:span text:style-name="T2">O comando </text:span><text:span text:style-name="Source_20_Text"><text:span text:style-name="T9">git diff</text:span></text:span><text:span text:style-name="T2"> exibe as diferenças entre arquivos no diretório de trabalho e no índice (staging area) ou entre commits no histórico do Git, mostrando as alterações linha por linha que ainda não foram adicionadas ao staging area.</text:span></text:h>
      <text:p text:style-name="P4"><text:span text:style-name="T2"><text:line-break/>O comando </text:span><text:span text:style-name="Source_20_Text"><text:span text:style-name="T9">git log</text:span></text:span><text:span text:style-name="T2"> exibe o histórico de commits do repositório, mostrando informações como o autor do commit, a data e a mensagem de commit. Ele permite rastrear as alterações feitas ao longo do tempo no projeto.</text:span></text:p>
      <text:p text:style-name="P13"/>
      <text:p text:style-name="P13">No Git, os arquivos no repositório passam por três estágios principais:</text:p>
      <text:list xml:id="list4122377518" text:style-name="L1">
        <text:list-item>
          <text:p text:style-name="P17"><text:span text:style-name="Strong_20_Emphasis"><text:span text:style-name="T25">Working Directory (Diretório de Trabalho)</text:span></text:span>: É onde você faz todas as suas modificações. Aqui, os arquivos estão no estado "modificado" mas ainda não foram preparados para commit. <text:span text:style-name="T29">(</text:span><text:span text:style-name="T28">git status</text:span><text:span text:style-name="T29"> / </text:span><text:span text:style-name="T28">git diff</text:span><text:span text:style-name="T29">)</text:span></text:p>
        </text:list-item>
        <text:list-item>
          <text:p text:style-name="P17"><text:span text:style-name="Strong_20_Emphasis"><text:span text:style-name="T25">Staging Area (Área de Preparação ou Índice)</text:span></text:span>: Após modificar arquivos, você pode adicioná-los ao staging area com o comando <text:span text:style-name="Source_20_Text"><text:span text:style-name="T26">git add</text:span></text:span>. Isso significa que você marcou essas modificações para serem incluídas no próximo commit, mas ainda não realizou o commit de fato. Aqui, os arquivos estão no estado "preparado".</text:p>
        </text:list-item>
        <text:list-item>
          <text:p text:style-name="P17"><text:span text:style-name="Strong_20_Emphasis"><text:span text:style-name="T25">Commit</text:span></text:span>: Quando você executa o comando <text:span text:style-name="Source_20_Text"><text:span text:style-name="T26">git commit</text:span></text:span>, o Git tira uma "foto" dos arquivos no staging area, criando um novo commit com essas modificações no histórico do repositório. Essa foto passa a representar o estado atual desses arquivos no repositório. Após o commit, o estado volta a ser "não modificado" até que novas alterações sejam feitas.</text:p>
        </text:list-item>
      </text:list>
      <text:p text:style-name="P5">Estes estágios permitem um controle detalhado sobre as modificações que você quer incluir em cada commit, facilitando a organização do histórico do projeto e a colaboração em equipe.</text:p>
      <text:h text:style-name="Heading_20_2" text:outline-level="2">Aula 12:</text:h>
      <text:p text:style-name="P13"/>
      <text:p text:style-name="P4"><text:span text:style-name="T2">O comando </text:span><text:span text:style-name="Source_20_Text"><text:span text:style-name="T9">git commit -a -m "message"</text:span></text:span><text:span text:style-name="T2"> realiza dois passos: primeiro, adiciona automaticamente ao commit as alterações em arquivos já rastreados pelo Git, excluindo novos arquivos e removidos; segundo, cria um commit com essas alterações, usando a mensagem especificada.</text:span></text:p>
      <text:p text:style-name="P13"/>
      <text:p text:style-name="P13"/>
      <text:p text:style-name="P13"/>
      <text:h text:style-name="Heading_20_2" text:outline-level="2"><text:soft-page-break/>Aula 13:</text:h>
      <text:p text:style-name="P6"><text:span text:style-name="T2"><text:line-break/>O comando </text:span><text:span text:style-name="Source_20_Text"><text:span text:style-name="T9">git rm</text:span></text:span><text:span text:style-name="T2"> é usado para remover arquivos do diretório de trabalho e do índice do Git. Isso sinaliza que o arquivo deve ser excluído no próximo commit, removendo-o do controle de versão. Além de deletar o arquivo fisicamente do diretório de trabalho, </text:span><text:span text:style-name="Source_20_Text"><text:span text:style-name="T9">git rm</text:span></text:span><text:span text:style-name="T2"> atualiza o índice do Git para refletir a remoção do arquivo, preparando a mudança para ser commitada.</text:span></text:p>
      <text:p text:style-name="P14"/>
      <text:p text:style-name="P6"><text:span text:style-name="Source_20_Text"><text:span text:style-name="T9">git restore --staged &lt;file&gt;</text:span></text:span><text:span text:style-name="T2"> remove um arquivo do staging area sem alterar sua versão no diretório de trabalho.</text:span></text:p>
      <text:p text:style-name="P14"/>
      <text:p text:style-name="P6"><text:span text:style-name="T2">O comando </text:span><text:span text:style-name="Source_20_Text"><text:span text:style-name="T9">git restore &lt;file&gt;</text:span></text:span><text:span text:style-name="T2"> reverte as alterações feitas em um arquivo no diretório de trabalho para o seu último estado commitado, descartando as modificações não commitadas.</text:span></text:p>
      <text:p text:style-name="P14"/>
      <text:h text:style-name="Heading_20_2" text:outline-level="2"><text:span text:style-name="T5">Aula 14:</text:span><text:span text:style-name="T3"><text:line-break/></text:span></text:h>
      <text:p text:style-name="P7"><text:span text:style-name="T2">O comando </text:span><text:span text:style-name="Source_20_Text"><text:span text:style-name="T9">git mv &lt;oldfilename&gt; &lt;newfilename&gt;</text:span></text:span><text:span text:style-name="T2"> é usado para renomear ou mover um arquivo ou diretório dentro de um repositório Git. Ele automaticamente move ou renomeia o arquivo e prepara a mudança para o próximo commit, atualizando o índice do Git para refletir a nova localização ou nome do arquivo.</text:span></text:p>
      <text:p text:style-name="P15"/>
      <text:h text:style-name="P10" text:outline-level="2">Aula 15:<text:line-break/></text:h>
      <text:p text:style-name="P2"><text:span text:style-name="T31">P</text:span><text:span text:style-name="T2">ara modificar o último commit é </text:span><text:span text:style-name="Source_20_Text"><text:span text:style-name="T26">git commit --amend -m "message"</text:span></text:span><text:span text:style-name="T2">. Esse comando permite que você altere a mensagem do último commit ou inclua novas alterações nele, sem criar um novo commit.</text:span></text:p>
      <text:h text:style-name="Heading_20_2" text:outline-level="2">Aula 17:</text:h>
      <text:p text:style-name="P16"/>
      <text:list xml:id="list4248930137" text:style-name="L2">
        <text:list-item>
          <text:p text:style-name="P18"><text:span text:style-name="Strong_20_Emphasis"><text:span text:style-name="Source_20_Text"><text:span text:style-name="T25">git reset --soft &lt;commit&gt;</text:span></text:span></text:span>: Move o ponteiro HEAD para o commit especificado, mas deixa o staging area e o diretório de trabalho como estão, permitindo que você recrie o commit com alterações diferentes se desejar.</text:p>
        </text:list-item>
      </text:list>
      <text:list xml:id="list786837524" text:style-name="L3">
        <text:list-item>
          <text:p text:style-name="P19"><text:span text:style-name="Strong_20_Emphasis"><text:span text:style-name="Source_20_Text"><text:span text:style-name="T25">git reset --mixed &lt;commit&gt;</text:span></text:span></text:span> (padrão): Move o ponteiro HEAD para o commit especificado e atualiza o staging area para corresponder a esse commit, mas deixa o <text:soft-page-break/>diretório de trabalho inalterado. Alterações que estavam staged agora estão unstaged, mas ainda presentes.</text:p>
        </text:list-item>
      </text:list>
      <text:list xml:id="list2005850567" text:style-name="L4">
        <text:list-item>
          <text:p text:style-name="P20"><text:span text:style-name="Strong_20_Emphasis"><text:span text:style-name="Source_20_Text"><text:span text:style-name="T25">git reset --hard &lt;commit&gt;</text:span></text:span></text:span>: Move o ponteiro HEAD para o commit especificado, atualiza o staging area e o diretório de trabalho para corresponder a esse commit, descartando todas as alterações no diretório de trabalho e no staging area que não estavam presentes no commit especificado.</text:p>
        </text:list-item>
      </text:list>
      <text:p text:style-name="Text_20_body"/>
      <text:h text:style-name="Heading_20_2" text:outline-level="2">Aula 18:<text:line-break/></text:h>
      <text:p text:style-name="P22">O <text:span text:style-name="Source_20_Text"><text:span text:style-name="T25">git alias</text:span></text:span> permite criar atalhos para comandos Git, facilitando a execução de comandos longos ou frequentemente usados. Você pode configurar aliases de duas formas: globalmente, afetando todos os repositórios Git no sistema do usuário, ou localmente, específico para um repositório individual.</text:p>
      <text:list xml:id="list3862038840" text:style-name="L5">
        <text:list-item>
          <text:p text:style-name="P21"><text:span text:style-name="Strong_20_Emphasis"><text:span text:style-name="T25">Alias Global</text:span></text:span>: Configurado através do comando <text:span text:style-name="Source_20_Text"><text:span text:style-name="T26">git config --global alias.&lt;aliasname&gt; '&lt;command&gt;'</text:span></text:span>, o alias global é acessível de qualquer repositório no sistema do usuário. Por exemplo, <text:span text:style-name="Source_20_Text"><text:span text:style-name="T26">git config --global alias.ci 'commit'</text:span></text:span> permite usar <text:span text:style-name="Source_20_Text"><text:span text:style-name="T26">git ci</text:span></text:span> como um atalho para <text:span text:style-name="Source_20_Text"><text:span text:style-name="T26">git commit</text:span></text:span>.</text:p>
        </text:list-item>
        <text:list-item>
          <text:p text:style-name="P21"><text:span text:style-name="Strong_20_Emphasis"><text:span text:style-name="T25">Alias Não Global (Local)</text:span></text:span>: Configurado com <text:span text:style-name="Source_20_Text"><text:span text:style-name="T26">git config --local alias.&lt;aliasname&gt; '&lt;command&gt;'</text:span></text:span>, o alias local só é aplicável ao repositório atual. Isso é útil para comandos específicos de um projeto.</text:p>
        </text:list-item>
      </text:list>
      <text:h text:style-name="Heading_20_2" text:outline-level="2">Aula 19:</text:h>
      <text:p text:style-name="P23"/>
      <text:p text:style-name="Text_20_body"><text:span text:style-name="T33">O comando </text:span><text:span text:style-name="Source_20_Text"><text:span text:style-name="T34">git branch</text:span></text:span><text:span text:style-name="T33"> é usado para gerenciar ramificações (branches) dentro de um repositório Git. Ele tem várias funções, dependendo de como é usado:</text:span></text:p>
      <text:list xml:id="list2842599517" text:style-name="L6">
        <text:list-item>
          <text:p text:style-name="P24"><text:span text:style-name="T33">Sem argumentos, </text:span><text:span text:style-name="Source_20_Text"><text:span text:style-name="T34">git branch</text:span></text:span><text:span text:style-name="T33"> lista todas as branches locais no repositório, indicando a branch atual com um asterisco.</text:span></text:p>
        </text:list-item>
        <text:list-item>
          <text:p text:style-name="P24"><text:span text:style-name="T33">Com um nome de branch como argumento, </text:span><text:span text:style-name="Source_20_Text"><text:span text:style-name="T34">git branch &lt;branchname&gt;</text:span></text:span><text:span text:style-name="T33"> cria uma nova branch com esse nome.</text:span></text:p>
        </text:list-item>
      </text:list>
      <text:p text:style-name="Text_20_body"><text:span text:style-name="T11">Para trocar para uma branch existente: </text:span><text:span text:style-name="Source_20_Text"><text:span text:style-name="T34">git switch &lt;branchname&gt;</text:span></text:span><text:span text:style-name="T11">. Isso muda o diretório de trabalho para refletir o estado da branch especificada.</text:span></text:p>
      <text:p text:style-name="P3"><text:span text:style-name="Source_20_Text"><text:span text:style-name="T17">git merge -m "message" branchName</text:span></text:span><text:span text:style-name="T11"> une a branch especificada à branch atual, com uma mensagem de commit personalizada para o merge.</text:span></text:p>
      <text:p text:style-name="P3"><text:span text:style-name="T11"/></text:p>
      <text:h text:style-name="Heading_20_2" text:outline-level="2"><text:soft-page-break/>Aula 20:<text:line-break/><text:line-break/><text:span text:style-name="T13">O comando `</text:span><text:span text:style-name="T18">git branch -d BranchName` </text:span><text:span text:style-name="T13">deleta a branch especificada (`BranchName`), desde que as suas alterações tenham sido mescladas em outra branch, evitando a perda de trabalho.</text:span></text:h>
      <text:h text:style-name="Heading_20_2" text:outline-level="2"><text:span text:style-name="T22">A</text:span><text:span text:style-name="T23">ula 24:</text:span><text:span text:style-name="T14"><text:line-break/><text:line-break/></text:span><text:span text:style-name="T11">Para acessar o GitHub usando tokens de acesso pessoal (Personal Access Tokens - PATs), você precisa seguir alguns passos. Esses tokens servem como uma alternativa segura às senhas para autenticação em APIs e na linha de comando. Aqui está um pequeno guia:</text:span></text:h>
      <text:h text:style-name="P11" text:outline-level="3">1. Criar um Token de Acesso Pessoal (PAT)</text:h>
      <text:list xml:id="list1214556490" text:style-name="L7">
        <text:list-item>
          <text:p text:style-name="P27"><text:span text:style-name="Strong_20_Emphasis"><text:span text:style-name="T25">Acesse o GitHub</text:span></text:span>: Faça login na sua conta no GitHub.</text:p>
        </text:list-item>
        <text:list-item>
          <text:p text:style-name="P27"><text:span text:style-name="Strong_20_Emphasis"><text:span text:style-name="T25">Acesse as Configurações</text:span></text:span>: No canto superior direito, clique na sua foto de perfil e vá para "Settings".</text:p>
        </text:list-item>
        <text:list-item>
          <text:p text:style-name="P27"><text:span text:style-name="Strong_20_Emphasis"><text:span text:style-name="T25">Segurança</text:span></text:span>: No menu lateral, selecione "Developer settings".</text:p>
        </text:list-item>
        <text:list-item>
          <text:p text:style-name="P27"><text:span text:style-name="Strong_20_Emphasis"><text:span text:style-name="T25">Tokens de Acesso Pessoal</text:span></text:span>: Clique em "Personal access tokens", depois em "Generate new token".</text:p>
        </text:list-item>
        <text:list-item>
          <text:p text:style-name="P27"><text:span text:style-name="Strong_20_Emphasis"><text:span text:style-name="T25">Gerar Token</text:span></text:span>: Dê um nome ao seu token em "Note", selecione os escopos ou permissões que o token precisa e clique em "Generate token" no final da página.</text:p>
        </text:list-item>
        <text:list-item>
          <text:p text:style-name="P28"><text:span text:style-name="Strong_20_Emphasis"><text:span text:style-name="T25">Copie seu Token</text:span></text:span>: Copie o token gerado para um lugar seguro, pois você não poderá vê-lo novamente após fechar a página.</text:p>
        </text:list-item>
      </text:list>
      <text:h text:style-name="P11" text:outline-level="3" text:is-list-header="true">2. Usar o Token para Autenticação</text:h>
      <text:list xml:id="list892041736" text:style-name="L8">
        <text:list-item>
          <text:p text:style-name="P29"><text:span text:style-name="Strong_20_Emphasis"><text:span text:style-name="T25">Na Linha de Comando</text:span></text:span>: Quando você executar operações que requerem autenticação, use o token como sua senha. Por exemplo, ao clonar um repositório privado, digite seu nome de usuário do GitHub e use o token no lugar da senha.</text:p>
        </text:list-item>
        <text:list-item>
          <text:p text:style-name="P30"><text:span text:style-name="Strong_20_Emphasis"><text:span text:style-name="T25">Em Aplicações</text:span></text:span>: Use o token para autenticar solicitações em APIs do GitHub, substituindo a senha pelo token no cabeçalho de autenticação.</text:p>
        </text:list-item>
      </text:list>
      <text:p text:style-name="P26"><text:span text:style-name="T11"/></text:p>
      <text:h text:style-name="Heading_20_2" text:outline-level="2"><text:span text:style-name="T24">Aula 25:</text:span><text:span text:style-name="T15"><text:line-break/><text:line-break/></text:span><text:span text:style-name="Source_20_Text"><text:span text:style-name="T8"><text:line-break/></text:span></text:span><text:span text:style-name="Source_20_Text"><text:span text:style-name="T9">git push</text:span></text:span><text:span text:style-name="Source_20_Text"><text:span text:style-name="T4"> envia as alterações de uma branch específica para um repositório remoto. </text:span></text:span><text:span text:style-name="Source_20_Text"><text:span text:style-name="T9">git push --all</text:span></text:span><text:span text:style-name="Source_20_Text"><text:span text:style-name="T4"> envia todas as branches do repositório local para o remoto.</text:span>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4:33:50.449824847</meta:creation-date>
    <dc:date>2024-02-20T09:29:07.847197465</dc:date>
    <meta:editing-duration>PT1H49M6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5" meta:paragraph-count="53" meta:word-count="1357" meta:character-count="8255" meta:non-whitespace-character-count="6961"/>
  </office:meta>
</office:document-meta>
</file>